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701in" table:align="margins" fo:keep-with-next="always"/>
    </style:style>
    <style:style style:name="Table1.A" style:family="table-column">
      <style:table-column-properties style:column-width="1.2028in" style:rel-column-width="13661*"/>
    </style:style>
    <style:style style:name="Table1.B" style:family="table-column">
      <style:table-column-properties style:column-width="1.6188in" style:rel-column-width="18388*"/>
    </style:style>
    <style:style style:name="Table1.C" style:family="table-column">
      <style:table-column-properties style:column-width="2.9486in" style:rel-column-width="3348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13" style:family="table-row">
      <style:table-row-properties style:min-row-height="0.0361in"/>
    </style:style>
    <style:style style:name="Table1.15" style:family="table-row">
      <style:table-row-properties style:min-row-height="0.7493in"/>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end" style:justify-single-word="false"/>
      <style:text-properties fo:font-size="8pt" style:font-size-asian="8pt" style:font-size-complex="8pt"/>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style="normal" fo:font-weight="normal" style:font-style-asian="normal" style:font-weight-asian="normal" style:font-style-complex="normal" style:font-weight-complex="normal"/>
    </style:style>
    <style:style style:name="P5" style:family="paragraph" style:parent-style-name="Endnote">
      <style:paragraph-properties fo:margin-left="0in" fo:margin-right="0in" fo:text-indent="0in" style:auto-text-indent="false"/>
    </style:style>
    <style:style style:name="P6" style:family="paragraph" style:parent-style-name="Standard">
      <style:paragraph-properties fo:margin-left="0.5in" fo:margin-right="0in" fo:text-indent="-0.0071in" style:auto-text-indent="false">
        <style:tab-stops>
          <style:tab-stop style:position="-0.0071in"/>
        </style:tab-stops>
      </style:paragraph-properties>
    </style:style>
    <style:style style:name="P7" style:family="paragraph" style:parent-style-name="Standard">
      <style:paragraph-properties fo:text-align="start" style:justify-single-word="false"/>
    </style:style>
    <style:style style:name="P8" style:family="paragraph" style:parent-style-name="Contents_20_1">
      <style:paragraph-properties>
        <style:tab-stops>
          <style:tab-stop style:position="5.7701in" style:type="right" style:leader-style="dotted" style:leader-text="."/>
        </style:tab-stops>
      </style:paragraph-properties>
    </style:style>
    <style:style style:name="P9" style:family="paragraph" style:parent-style-name="Contents_20_2">
      <style:paragraph-properties>
        <style:tab-stops>
          <style:tab-stop style:position="5.5736in" style:type="right" style:leader-style="dotted" style:leader-text="."/>
        </style:tab-stops>
      </style:paragraph-properties>
    </style:style>
    <style:style style:name="P10" style:family="paragraph" style:parent-style-name="Contents_20_4">
      <style:paragraph-properties>
        <style:tab-stops>
          <style:tab-stop style:position="5.1807in" style:type="right" style:leader-style="dotted" style:leader-text="."/>
        </style:tab-stops>
      </style:paragraph-properties>
    </style:style>
    <style:style style:name="P11" style:family="paragraph" style:parent-style-name="Standard" style:list-style-name="List_20_1"/>
    <style:style style:name="P12" style:family="paragraph" style:parent-style-name="Standard" style:list-style-name="List_20_1">
      <style:paragraph-properties fo:margin-left="0in" fo:margin-right="0in" fo:text-indent="0in" style:auto-text-indent="false"/>
    </style:style>
    <style:style style:name="P13" style:family="paragraph" style:parent-style-name="Heading_20_2" style:list-style-name="Numbering_20_1"/>
    <style:style style:name="P14" style:family="paragraph" style:parent-style-name="Heading_20_2" style:list-style-name="Numbering_20_1">
      <style:paragraph-properties fo:margin-left="0in" fo:margin-right="0in" fo:text-indent="0in" style:auto-text-indent="false"/>
    </style:style>
    <style:style style:name="P15" style:family="paragraph" style:parent-style-name="Heading_20_1" style:list-style-name="Numbering_20_1"/>
    <style:style style:name="P16" style:family="paragraph" style:parent-style-name="Heading_20_4" style:list-style-name="">
      <style:paragraph-properties fo:margin-left="0in" fo:margin-right="0in" fo:text-indent="0in" style:auto-text-indent="false"/>
    </style:style>
    <style:style style:name="P17" style:family="paragraph" style:parent-style-name="List_20_2_20_Start" style:list-style-name="List_20_1"/>
    <style:style style:name="P18" style:family="paragraph" style:parent-style-name="Document_20_Title" style:master-page-name="Standard">
      <style:paragraph-properties style:page-number="auto"/>
    </style:style>
    <style:style style:name="P19" style:family="paragraph" style:parent-style-name="Document_20_SubTitle">
      <style:text-properties fo:font-size="12pt" fo:font-style="normal" officeooo:rsid="000f8fbd" officeooo:paragraph-rsid="000f8fbd" style:font-size-asian="12pt" style:font-style-asian="normal" style:font-size-complex="12pt" style:font-style-complex="normal"/>
    </style:style>
    <style:style style:name="T1" style:family="text">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 Schema Representation of Jmdict</text:p>
      <text:p text:style-name="P19">by Stuart McGraw &lt;jmdictdb@mtneva.com&gt;</text:p>
      <text:p text:style-name="Standard">This note describes how JMdict data[<text:note text:id="ftn1" text:note-class="endnote"><text:note-citation>1</text:note-citation><text:note-body><text:p text:style-name="P5"><text:a xlink:type="simple" xlink:href="http://www.jb.something/" text:style-name="Internet_20_link" text:visited-style-name="Visited_20_Internet_20_Link"><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 text:style-name="Internet_20_link" text:visited-style-name="Visited_20_Internet_20_Link">http://www.edrdg.org/~smg/</text:a></text:p></text:note-body></text:note>]. It assumes you understand the how the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 text:style-name="Internet_20_link" text:visited-style-name="Visited_20_Internet_20_Link">ftp://ftp.cc.monash.edu.au/pub/nihongo/JMdict_e.gz</text:a>), and a multi-lingual gloss version (<text:a xlink:type="simple" xlink:href="ftp://ftp.cc.monash.edu.au/pub/nihongo/JMdict.gz" text:style-name="Internet_20_link" text:visited-style-name="Visited_20_Internet_20_Link">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at the JMdictDB project website[<text:note text:id="ftn4" text:note-class="endnote"><text:note-citation>4</text:note-citation><text:note-body><text:p text:style-name="Endnote"><text:a xlink:type="simple" xlink:href="http://www.edrdg.org/~smg/" text:style-name="Internet_20_link" text:visited-style-name="Visited_20_Internet_20_Link">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 text:style-name="Internet_20_link" text:visited-style-name="Visited_20_Internet_20_Link">http://www.postgresql.org/</text:a></text:p></text:note-body></text:note>], but the schema design attempts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 text:style-name="Internet_20_link" text:visited-style-name="Visited_20_Internet_20_Link">http://www.edrdg.org/~smg/jmdict/schema.png</text:a></text:p></text:note-body></text:note>].</text:p>
      <text:p text:style-name="Standard">The scripts that create the database (and are thus the ultimate authority regarding the schema) are available in the source code distribution in directory pg/. <text:s text:c="2"/>The tables described in this document are created in mktables.sql. <text:s/>Foreign keys and indexes are defined in fkcreate.sql which is an auto-generated file created by pg/Makefile. <text:s/>The JMdict database also includes a number of views, functions, and other database objects that are not discussed in this paper but are defined in mkviews.sql.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 Overview<text:tab/>2</text:p>
          <text:p text:style-name="P9">1.1.Parent/Child Tables and Primary/Foreign keys.<text:tab/>2</text:p>
          <text:p text:style-name="P9">1.2.Keyword Tables<text:tab/>4</text:p>
          <text:p text:style-name="P9">1.3.Keyword Lists<text:tab/>5</text:p>
          <text:p text:style-name="P9">1.4.Restrictions: restr, stagr, stagk<text:tab/>5</text:p>
          <text:p text:style-name="P9">1.5.ke_pri, re_pri Generalization<text:tab/>6</text:p>
          <text:p text:style-name="P9">1.6.Cross-references<text:tab/>6</text:p>
          <text:p text:style-name="P10">Unresolved cross-references<text:tab/>7</text:p>
          <text:p text:style-name="P9">1.7.Corpora and Sequence Numbers<text:tab/>7</text:p>
          <text:p text:style-name="P9">1.8.XML Round-tripping<text:tab/>8</text:p>
          <text:p text:style-name="P8">2. An Example Entry<text:tab/>10</text:p>
          <text:p text:style-name="P8">3.Using SQL<text:tab/>14</text:p>
          <text:p text:style-name="P9">3.1.Retrieving an Entry's Data<text:tab/>14</text:p>
          <text:p text:style-name="P9">3.2.Finding Entries<text:tab/>15</text:p>
          <text:p text:style-name="P9">3.3.Views<text:tab/>15</text:p>
          <text:p text:style-name="P8">4. Annotated Schema<text:tab/>17</text:p>
        </text:index-body>
      </text:table-of-content>
      <text:p text:style-name="Standard"/>
      <text:list xml:id="list3266992380759303574" text:style-name="Numbering_20_1">
        <text:list-item>
          <text:h text:style-name="P15"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xml:id="list120007431354598" text:continue-numbering="true" text:style-name="Numbering_20_1">
        <text:list-item>
          <text:list>
            <text:list-item>
              <text:h text:style-name="P14"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 <text:span text:style-name="colname">entr.i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ext:soft-page-break/>
        <table:table-row>
          <table:table-cell table:style-name="Table1.A1" office:value-type="string">
            <text:p text:style-name="P3">Database table name</text:p>
          </table:table-cell>
          <table:table-cell table:style-name="Table1.A1" office:value-type="string">
            <text:p text:style-name="P3">JMdict XML element</text:p>
          </table:table-cell>
          <table:table-cell table:style-name="Table1.C1" office:value-type="string">
            <text:p text:style-name="P3">Information</text:p>
          </table:table-cell>
        </table:table-row>
        <table:table-row>
          <table:table-cell table:style-name="Table1.A2" office:value-type="string">
            <text:p text:style-name="P3">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3">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3">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3">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3">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3">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3">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3">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3">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3">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3">        gloss<text:note text:id="ftn7" text:note-class="footnote"><text:note-citation>1</text:note-citation><text:note-body><text:p text:style-name="Footnote">The name “gloss” for this table is a misnomer but it is too much work to change at this point. <text:s/>In addition to glosses it contains several types of non-gloss translational entities such as literal translations. <text:s/>The <text:span text:style-name="colname">ginf</text:span> column value indicates the type of translational entity in each row.</text:p></text:note-body></text:note></text:p>
          </table:table-cell>
          <table:table-cell table:style-name="Table1.A2" office:value-type="string">
            <text:p text:style-name="Table_20_Contents">&lt;gloss&gt;</text:p>
          </table:table-cell>
          <table:table-cell table:style-name="Table1.C2" office:value-type="string">
            <text:p text:style-name="Table_20_Contents">English and other language translations</text:p>
          </table:table-cell>
        </table:table-row>
        <table:table-row table:style-name="Table1.13">
          <table:table-cell table:style-name="Table1.A2" office:value-type="string">
            <text:p text:style-name="P3">        dial</text:p>
          </table:table-cell>
          <table:table-cell table:style-name="Table1.A2" office:value-type="string">
            <text:p text:style-name="Table_20_Contents">&lt;dial&gt;</text:p>
          </table:table-cell>
          <table:table-cell table:style-name="Table1.C2" office:value-type="string">
            <text:p text:style-name="Table_20_Contents">Dialect</text:p>
          </table:table-cell>
        </table:table-row>
        <table:table-row>
          <table:table-cell table:style-name="Table1.A2" office:value-type="string">
            <text:p text:style-name="P3">        lsrc</text:p>
          </table:table-cell>
          <table:table-cell table:style-name="Table1.A2" office:value-type="string">
            <text:p text:style-name="Table_20_Contents">&lt;lsource&gt;</text:p>
          </table:table-cell>
          <table:table-cell table:style-name="Table1.C2" office:value-type="string">
            <text:p text:style-name="Table_20_Contents">Source language and word</text:p>
          </table:table-cell>
        </table:table-row>
        <table:table-row table:style-name="Table1.15">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3">        restr</text:p>
          </table:table-cell>
          <table:table-cell table:style-name="Table1.A2" office:value-type="string">
            <text:p text:style-name="P4">&lt;restr&gt;</text:p>
          </table:table-cell>
          <table:table-cell table:style-name="Table1.C2" office:value-type="string">
            <text:p text:style-name="P4">Invalid reading-kanji pairs. [parents: (<text:span text:style-name="tblname">rdng</text:span>, <text:span text:style-name="tblname">kanj</text:span>)]</text:p>
          </table:table-cell>
        </table:table-row>
        <table:table-row>
          <table:table-cell table:style-name="Table1.A2" office:value-type="string">
            <text:p text:style-name="P3">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3">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3">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ext:soft-page-break/>
        <table:table-row>
          <table:table-cell table:style-name="Table1.A2" office:value-type="string">
            <text:p text:style-name="P3">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Table">Table <text:sequence text:ref-name="refTable0" text:name="Table" text:formula="ooow:Table+1" style:num-format="1">1</text:sequence>: Entr database tables hierarchy</text:p>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kanj</text:span>) and its foreign keys are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xml:id="list120007916534443" text:continue-numbering="true" text:style-name="Numbering_20_1">
        <text:list-item>
          <text:list>
            <text:list-item>
              <text:h text:style-name="P14"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wkinf</text:span> table, which contains the keywords used in the <text:span text:style-name="tblname">kinf</text:span> table (which in turn corresponds to the &lt;ke_inf&gt; elements in the JMdict XML file).</text:p>
      <text:p text:style-name="psql"><text:span text:style-name="User_20_Entry"><text:span text:style-name="T1">select * from kwkinf;<text:line-break/>id | kw | descr<text:line-break/>---+----+---------------------------------------<text:line-break/>1  | iK | word containing irregular kanji usage<text:line-break/>2  | io | irregular okurigana usage<text:line-break/>3  | oK | word containing out-dated kanji<text:line-break/>4  | ik | word containing irregular kana usage</text:span></text:span></text:p>
      <text:p text:style-name="Standard">kw* tables that correspond to entities and abbreviations used in JMdict xml are: <text:span text:style-name="tblname">kwdial</text:span>, <text:span text:style-name="tblname">kwfld</text:span>, <text:span text:style-name="tblname">kwfreq</text:span>, <text:span text:style-name="tblname">kwkinf</text:span>, <text:span text:style-name="tblname">kwlang</text:span>, <text:span text:style-name="tblname">kwmisc</text:span>, <text:span text:style-name="tblname">kwpos</text:span>, <text:span text:style-name="tblname">kwrinf</text:span>. <text:s/>There are several kw* tables that don't correspond to anything in JMdict: <text:span text:style-name="tblname">kwsrc</text:span>, <text:span text:style-name="tblname">kwstat</text:span>, <text:span text:style-name="tblname">kwxref</text:span>.</text:p>
      <text:p text:style-name="Standard"><text:soft-page-break/>The keyword tables' primary function is to enforce the use of valid keyword values in other tables by means of referential integrity. <text:s/>For this purpose only the values in the keyword tables' <text:span text:style-name="colname">id</text:span> columns are significant. <text:s/>The <text:span text:style-name="colname">kw</text:span> and <text:span text:style-name="colname">descr</text:span> texts are available for the use of applications to use for display, but applications are free to map their own texts to the keyword id numbers.</text:p>
      <text:p text:style-name="Standard">The keyword tables are colored green in the schema diagram.</text:p>
      <text:list xml:id="list120008440044408" text:continue-numbering="true" text:style-name="Numbering_20_1">
        <text:list-item>
          <text:list>
            <text:list-item>
              <text:h text:style-name="P14"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ord,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 The <text:span text:style-name="colname">ord</text:span> column contains a small integer and is used to maintain the order of the items in the list.</text:p>
      <text:p text:style-name="Standard">A few keyword list tables have some other information in addition to the keywords. <text:s/>The table <text:span text:style-name="tblname">freq</text:span> for example contains freq keywords, and also a numeric value associated with each. <text:s/></text:p>
      <text:p text:style-name="Standard">The tables that contain such keyword lists are: <text:span text:style-name="tblname">dial</text:span>, <text:span text:style-name="tblname">fld</text:span>, <text:span text:style-name="tblname">freq</text:span>, <text:span text:style-name="tblname">kinf</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xml:id="list120006547674494" text:continue-numbering="true" text:style-name="Numbering_20_1">
        <text:list-item>
          <text:list>
            <text:list-item>
              <text:h text:style-name="P14"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text:soft-page-break/>pairs. <text:s/></text:p>
      <text:p text:style-name="Standard">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he restriction tables are colored light blue in the schema diagram.</text:p>
      <text:list xml:id="list120006659873306" text:continue-numbering="true" text:style-name="Numbering_20_1">
        <text:list-item>
          <text:list>
            <text:list-item>
              <text:h text:style-name="P14"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ji element, and a re_pri tag also with the value "nf32" on a particular reading element. The equal values imply that the frequency-of-use indicator refers to the tagged kanji and reading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xml:id="list120006600193780" text:continue-numbering="true" text:style-name="Numbering_20_1">
        <text:list-item>
          <text:list>
            <text:list-item>
              <text:h text:style-name="P14"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Standard">In the database both (and possibly other) kinds of cross references are modeled in table <text:span text:style-name="tblname">xref</text:span>. As in JMdict XML, cross references occur within senses, which is represented in the <text:span text:style-name="tblname">xref</text:span> table using columns <text:span text:style-name="colname">entr</text:span> and <text:span text:style-name="colname">sens</text:span> to identify the originating sense. Since the order of xrefs is significant, the column <text:span text:style-name="colname">xref</text:span> orders the xrefs in a sense and the columns <text:span text:style-name="colname">entr</text:span>,<text:span text:style-name="colname">sens</text:span>,<text:span text:style-name="colname">xref</text:span> constitute the table's primary key. <text:s/>Differing <text:soft-page-break/>from JMdict XML, the <text:span text:style-name="tblname">xref</text:span> table gives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text:s/>a cross-reference to multiple senses or multiple entries is wanted, multiple rows in the xref table are used. <text:s/>Table <text:span text:style-name="tblname">xref</text:span> also has a column <text:span text:style-name="colname">typ</text:span> that gives the type of cross-ref, and whose values are defined in table <text:span text:style-name="tblname">kwxref</text:span>.</text:p>
      <text:p text:style-name="Standard">It is often desirable to display a cross-reference using a reading and kanji other than the entry's first reading and kanji. <text:s/>The columns <text:span text:style-name="colname">rdng</text:span> and <text:span text:style-name="colname">kanj</text:span> point to the most appropriate values for display. </text:p>
      <text:p text:style-name="Standard">The cross reference table is colored purple in the schema diagram.</text:p>
      <text:h text:style-name="P16" text:outline-level="4">Unresolved cross-references</text:h>
      <text:p text:style-name="P7">There is no guarantee that an an entry matching an XML &lt;xref&gt; or &lt;ant&gt; element exists in the XML file or database. This is often the case when loading XML data into the database when the entry referred to has not been read yet. <text:s/>Nor is there any guarantee that an &lt;xref&gt; or &lt;ant&gt; element uniquely identifies a single entry – it could match several.</text:p>
      <text:p text:style-name="P7">The database schema therefore provides a table, <text:span text:style-name="tblname">xresolv</text:span>, which is used for “unresolved” cross references into which cross reference items are inserted when initially loading XML data. <text:s/>After the data has been loaded, a second program, xresolv.py, is run which will attempt to identify a single entry that each row in <text:span text:style-name="tblname">xresolv</text:span> refers to, create one or more rows in table xref pointing to it, and delete the row from table <text:span text:style-name="tblname">xresolv</text:span>. <text:s/>Unresolvable (because there are no or multiple matching entries) xrefs are left in table <text:span text:style-name="tblname">xresolv</text:span> after xresolv.py completes.</text:p>
      <text:list xml:id="list120006712364016" text:continue-numbering="true" text:style-name="Numbering_20_1">
        <text:list-item>
          <text:list>
            <text:list-item>
              <text:h text:style-name="P14" text:outline-level="2">Corpora and Sequence Numbers</text:h>
            </text:list-item>
          </text:list>
        </text:list-item>
      </text:list>
      <text:p text:style-name="Standard">As mentioned, each entry (row in table <text:span text:style-name="tblname">entr</text:span>) has a unique id number that is (usually) automatically assigned when an entry is created and uniquely identifies the entry within the database. <text:s/>Entries are also identified by their corpus (<text:span text:style-name="colname">entr.src</text:span>) and sequence number (<text:span text:style-name="colname">entr.seq</text:span>). <text:s/>This pair though may not be unique since there may be several such entries when edited copies of an entry are created. <text:s/>However, there will be at most one such entry that is “approved” (has a <text:span text:style-name="colname">entr.unap</text:span> value that is False) and normally only approved entries are exported into XML.</text:p>
      <text:p text:style-name="Standard">The corpora to which entries are assigned are defined in table <text:span text:style-name="tblname">kwsrc</text:span>. <text:s/>Each corpus has some other attributes such as a short abbreviation (<text:span text:style-name="colname">.kw</text:span>), a long description (<text:span text:style-name="colname">.descr</text:span>) and a “type” (<text:span text:style-name="colname">.srct</text:span>) which is a reference to table <text:span text:style-name="tblname">kwsrct</text:span> and associates corpora into groups that have certain shared requirements for things like display or editing. </text:p>
      <text:p text:style-name="Standard">Sequence numbers are automatically assigned when an <text:span text:style-name="tblname">entr</text:span> row is created without an explicit seq number assigned. <text:s/>This is done by Postgresql trigger. <text:s/>Each corpus has its own sequence number generator that is implemented as a Postgresql sequence.<text:note text:id="ftn8" text:note-class="footnote"><text:note-citation>2</text:note-citation><text:note-body><text:p text:style-name="Footnote">A Postgtresql sequence is an object that supplies sequential numbers when one is requested. <text:s/>It is not related to (other than being used to generate them) the “sequence” numbers used in JMdictDB database entries. </text:p></text:note-body></text:note> <text:s/>The <text:soft-page-break/>trigger will look in <text:span text:style-name="colname">kwsrc.seq</text:span> for the name of the Postgresql sequence to use to get the next available sequence number for the corpus the entry belongs to.</text:p>
      <text:p text:style-name="Standard">There is also a trigger on the <text:span text:style-name="tblname">kwsrc</text:span> table that will automatically create the sequence for a corpus when a new corpus is added by inserting a new row in table <text:span text:style-name="tblname">kwsrc</text:span>. <text:s/>The sequence will be created with minimum, maximum and increment values corresponding to the <text:span text:style-name="colname">.smin</text:span>, <text:span text:style-name="colname">.smax</text:span> and <text:span text:style-name="colname">.sincr</text:span> values in the new <text:span text:style-name="tblname">kwsrc</text:span> row, <text:s/>Note that these values are only used when creating the sequence (which in turn happens only when a new row is inserted in <text:span text:style-name="tblname">kwsrc</text:span>); changes made to these values after the sequence was created will have no effect. <text:s/>The sequence will be named “seq_” followed by the string given in <text:span text:style-name="colname">kwsrc.seq</text:span> something. <text:s/>When a <text:s/><text:span text:style-name="tblname">kwsrc</text:span> row is deleted the trigger will automatically delete the associated sequence. <text:s/></text:p>
      <text:list xml:id="list120007864629884" text:continue-numbering="true" text:style-name="Numbering_20_1">
        <text:list-item>
          <text:list>
            <text:list-item>
              <text:h text:style-name="P14" text:outline-level="2">XML Round-tripping</text:h>
            </text:list-item>
          </text:list>
        </text:list-item>
      </text:list>
      <text:p text:style-name="Standard">The module “fmtxml.py” will generate XML from an entry object read from the database. <text:s/>There may be differences between this regenerated XML and the original JMdict file XML that produced the database entry. <text:s/>The following are things I am aware of that may differ:</text:p>
      <text:list xml:id="list404115875895229179" text:style-name="List_20_1">
        <text:list-item>
          <text:p text:style-name="P11">Comments in the XML are not preserved so cannot be regenerated.<text:note text:id="ftn9" text:note-class="footnote"><text:note-citation>3</text:note-citation><text:note-body><text:p text:style-name="Footnote">Prior to April 2008, comments were parsed and those that matched patterns for “merged entry” comments were turned into actual deleted entries in the database. <text:s/>However, recent “merged entry” comments identify the mergee by kanji rather than sequence number and will require a post-load pass to resolve, similar to the way xrefs are processed. <text:s/>The program for this has not been written yet (as of May 2008) and currently, all comments are effectively ignored. <text:line-break/> </text:p></text:note-body></text:note></text:p>
        </text:list-item>
        <text:list-item>
          <text:p text:style-name="P11">Element order may vary. Although elements are generated in the order defined by the JMdict DTD, when there are multiple successive elements of the same type, order may not be the same as in the original XML in some cases. <text:s/>The following elements will retain the original order: k_ele, r_ele, sense, gloss, k_inf, r_inf, pos, misc, field, dial, lsource, audit. <text:s/>The order of re_restr, stagr, stagk, ke_pri, and re_pri elements may differ. <text:s text:c="2"/>Entry elements in the current JMdict are in seq number order and can be regenerated in that order. <text:s/>Were that order to change though, it would not be preserved in the regenerated XML. <text:s/></text:p>
        </text:list-item>
        <text:list-item>
          <text:p text:style-name="P11">When a sense without any “pos” (part-of-speech) tags follows a sense with pos tags, the pos tags on the preceding sense are assigned to the following sense. <text:s/>Thus regenerated XML may have pos tags in senses that didn't have them in the source XML.</text:p>
        </text:list-item>
        <text:list-item>
          <text:p text:style-name="P11">Regenerated XML takes advantage of default values when possible. <text:s/>If the source XML redundantly specifies a default value (xml:lang=”eng” for example) it will not be reproduced in the regenerated XML.</text:p>
        </text:list-item>
        <text:list-item>
          <text:p text:style-name="P11"><text:soft-page-break/>An xref in the database always refers to a specific target entry, and a single sense in that entry. <text:s/>An xref in the XML may or may not specify a target entry's sense. When the target entry has multiple senses, but the XML fails to give any senses, the XML importer will generate multiple xref's, one to each target sense. If the XML exporter sees a set of xrefs pointing to every sense of a target entry, it will <text:s/>assume the input XML did not specify any senses and generate an &lt;xref&gt; element with no sense numbers. <text:s/>However the source XML may have explicitly listed every sense number of the target entry. <text:s/>This is a particular problem when the number of target senses is one. <text:s/>(That is, xrefs of the form &lt;xref&gt;供・とも&lt;/xref&gt; and &lt;xref&gt;供・とも・(1)&lt;/xref&gt; will both result in &lt;xref&gt;供・とも&lt;/xref&gt; when the XML is regenerated, assuming the target entry has only one sense.)</text:p>
        </text:list-item>
        <text:list-item>
          <text:p text:style-name="P11">Duplicate tags are filtered out during importing from XML and will not be produced in the regenerated XML. <text:s/>In particular, some JMdict entries have multiple &lt;k_pri&gt; or &lt;re_pri&gt; tags.</text:p>
        </text:list-item>
        <text:list-item>
          <text:p text:style-name="P11">When &lt;ke_pri&gt; or &lt;re_pri&gt; conflict, that is, there are two tags with the same scale (text value) but different numerical values (e.g. “nf09” and “nf14”, or “ichi1” and “ichi2”) that apply to the same reading and kanji pair, the one with the lower value is used in the database, the one with the higher value is discarded and thus won't appear in the regenerated XML. <text:s/>Note this only applies to freq values associated with the same reading, kanji pair: if R1 has “nf09”, “nf14”, K1 has “nf09”, and K2 has “nf14”, nothing is discarded because the two freq values are associated with different pairs (R1,K1, and R1,K2).</text:p>
        </text:list-item>
        <text:list-item>
          <text:p text:style-name="P11">The database can represent information that currently has no means of representation in XML with the standard JMdict DTD. <text:s/>Specifically:</text:p>
        </text:list-item>
        <text:list-item>
          <text:p text:style-name="P17">Some tables provide for additional information such as <text:span text:style-name="colname">notes, status, parent </text:span>in the <text:span text:style-name="tblname">entr</text:span> table, or <text:span text:style-name="colname">email, refs, notes</text:span> in the <text:span text:style-name="tblname">hist</text:span> table (maps to the &lt;audit&gt; XML element) that JMdict does not support.</text:p>
        </text:list-item>
        <text:list-item>
          <text:p text:style-name="P17">Cross-references refer to a specific entry even when there multiple references with the same reading or kanji text.</text:p>
        </text:list-item>
        <text:list-item>
          <text:p text:style-name="P17">Cross-references may have more types that just the “see also” and “antonym” types available in the current JMdict XML.</text:p>
        </text:list-item>
        <text:list-item>
          <text:p text:style-name="P17">Readings can have sound clips.</text:p>
        </text:list-item>
        <text:list-item>
          <text:p text:style-name="P17">There may be keyword values in the kw* tables and used in the database that do not have equivalent entities defined in the JMdict DTD.</text:p>
          <text:p text:style-name="P12">If entries are created that make use of these capabilities, the additional information will not be representable in a regenerated JMdict XML file.</text:p>
        </text:list-item>
      </text:list>
      <text:list xml:id="list120008261279487" text:continue-list="list120007864629884" text:style-name="Numbering_20_1">
        <text:list-item>
          <text:h text:style-name="P15" text:outline-level="1"><text:s/>An Example Entry</text:h>
        </text:list-item>
      </text:list>
      <text:p text:style-name="Standard">This section looks at the actual table data used to store a JMdict entry, using data extracted from a live database.</text:p>
      <text:p text:style-name="Standard">Here is entry 1211370 as displayed by wwwjdic:</text:p>
      <text:p text:style-name="P6">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    | src | stat | seq     | dfrm | unap | notes<text:line-break/>------+-----+------+---------+------+------+-------<text:line-break/>20894 | 1   | 2    |21211370 |      | F    |</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corpus”) this entry belongs to and refers to table <text:span text:style-name="tblname">kwsrc</text:span>.<text:span text:style-name="colname">id</text:span>. <text:span text:style-name="colname">id</text:span>=1 in <text:span text:style-name="tblname">kwsrc</text:span> says this entry is part of JMdict. Currently in the EDRDG implementation of JMdictDB all entries are either JMdict or JMnedict entries but in other database implementations, one could find other corpora such as the Totoeba “examples” sentences, Kanjidic2 entries or custom site-specific corpora.</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deleted, and rejected entries.</text:p>
      <text:p text:style-name="Standard"><text:span text:style-name="colname">seq</text:span> is the same as the &lt;ent_seq&gt; element in JMdict XML file and identifies each JMdict entry across time and space.</text:p>
      <text:p text:style-name="Standard"><text:span text:style-name="colname">dfrm</text:span> and <text:span text:style-name="colname">unap</text:span> are used for managing edits and new submissions.</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 rdng | txt<text:line-break/>------+------+----------<text:line-break/>20894 | 1<text:span text:style-name="User_20_Entry">    </text:span>| たんのう<text:line-break/>20894 | 2<text:span text:style-name="User_20_Entry">    </text:span>| かんのう</text:p>
      <text:p text:style-name="Standard"><text:span text:style-name="colname">entr</text:span> identifies the entry the row belongs to. <text:span text:style-name="colname">rdng</text:span> disambiguates and orders multiple <text:soft-page-break/>readings belonging to the same entry. <text:s/><text:span text:style-name="colname">entr</text:span> and <text:span text:style-name="colname">rdng </text:span>together constitute the primary key and any other tables that refers to specific readings (such as <text:span text:style-name="tblname">restr</text:span> will contain a 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 kanj | txt<text:line-break/>------+------+------<text:line-break/>20894 | 1<text:span text:style-name="User_20_Entry">    </text:span>| 堪能<text:line-break/>20894 | 2<text:span text:style-name="User_20_Entry">    </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 sens | notes<text:line-break/>------+------+-------<text:line-break/>20894 | 1<text:span text:style-name="User_20_Entry">    </text:span>|<text:line-break/>20894 | 2<text:span text:style-name="User_20_Entry">    </text:span>|<text:line-break/>20894 | 3<text:span text:style-name="User_20_Entry">    </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 sens | gloss | lang | txt<text:span text:style-name="User_20_Entry">          </text:span><text:line-break/>------+------+-------+------+--------------<text:line-break/>20894 | 1<text:span text:style-name="User_20_Entry">    </text:span>| 1<text:span text:style-name="User_20_Entry">     </text:span>| 1<text:span text:style-name="User_20_Entry">    </text:span>| proficient<text:span text:style-name="User_20_Entry">   </text:span><text:line-break/>20894 | 1<text:span text:style-name="User_20_Entry">    </text:span>| 2<text:span text:style-name="User_20_Entry">     </text:span>| 1<text:span text:style-name="User_20_Entry">    </text:span>| skillful<text:span text:style-name="User_20_Entry">     </text:span><text:line-break/>20894 | 2<text:span text:style-name="User_20_Entry">    </text:span>| 1<text:span text:style-name="User_20_Entry">     </text:span>| 1<text:span text:style-name="User_20_Entry">    </text:span>| satisfaction <text:line-break/>20894 | 3<text:span text:style-name="User_20_Entry">    </text:span>| 1<text:span text:style-name="User_20_Entry">     </text:span>| 1<text:span text:style-name="User_20_Entry">    </text:span>| fortitude<text:span text:style-name="User_20_Entry">    </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text:soft-page-break/>select * from pos where entr=20894;<text:line-break/>entr<text:span text:style-name="User_20_Entry">  </text:span>| sens | ord | kw<text:line-break/>------+------+-----+----<text:line-break/>20894 | 1<text:span text:style-name="User_20_Entry">    </text:span>| 1<text:span text:style-name="User_20_Entry">   |</text:span> 2<text:line-break/>20894 | 2<text:span text:style-name="User_20_Entry">    </text:span>| 2<text:span text:style-name="User_20_Entry">   | </text:span>17<text:line-break/>20894 | 2<text:span text:style-name="User_20_Entry">    </text:span>| 3<text:span text:style-name="User_20_Entry">   |</text:span> 46<text:line-break/>20894 | 3<text:span text:style-name="User_20_Entry">    </text:span>| 4<text:span text:style-name="User_20_Entry">   |</text:span> 17<text:line-break/>20894 | 3<text:span text:style-name="User_20_Entry">    </text:span>| 5<text:span text:style-name="User_20_Entry">   |</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kw<text:span text:style-name="User_20_Entry">   </text:span>|<text:span text:style-name="User_20_Entry">                       </text:span>descr<text:line-break/>---+--------+---------------------------------------------------<text:line-break/><text:span text:style-name="User_20_Entry"> </text:span>2 | adj-na | adjectival nouns or quasi-adjectives (keiyodoshi)<text:line-break/>17 | n<text:span text:style-name="User_20_Entry">      </text:span>| noun (common) (futsuumeishi)<text:line-break/>46 | vs<text:span text:style-name="User_20_Entry">     </text:span>| noun or participle which takes the aux. verb suru</text:p>
      <text:p text:style-name="Standard">Table <text:span text:style-name="tblname">fld</text:span> rows</text:p>
      <text:p text:style-name="psql">select * from fld where entr=20894;<text:line-break/>entr<text:span text:style-name="User_20_Entry">  </text:span>| sens | ord | kw<text:line-break/>------+------+-----+----<text:line-break/>20894 | 3<text:span text:style-name="User_20_Entry">    </text:span>| 1<text:span text:style-name="User_20_Entry">   |</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inf</text:span> rows</text:p>
      <text:p text:style-name="psql">select * from rinf where entr=20894;<text:line-break/>entr<text:span text:style-name="User_20_Entry">  </text:span>| rdng | ord | kw<text:line-break/>------+------+-----+----<text:line-break/>20894 | 2<text:span text:style-name="User_20_Entry">    </text:span>| 1<text:span text:style-name="User_20_Entry">   | </text:span>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restr</text:span> rows</text:p>
      <text:p text:style-name="psql">select * from restr where entr=20894;<text:line-break/>entr<text:span text:style-name="User_20_Entry">  </text:span>| rdng | kanj<text:line-break/>------+------+------<text:line-break/>20894 | 1<text:span text:style-name="User_20_Entry">    </text:span>| 2</text:p>
      <text:p text:style-name="Standard">Contains &lt;re_restr&gt; element info used when not all combinations of reading and kanji <text:soft-page-break/>are valid. <text:span text:style-name="colname">entr</text:span> identifies the entry, <text:span text:style-name="colname">rdng</text:span> and <text:span text:style-name="colname">kanj </text:span>identify a reading and kanji pair that 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Standard">Table <text:span text:style-name="tblname">freq</text:span> rows</text:p>
      <text:p text:style-name="psql">select * from freq where entr=20894;<text:line-break/>entr<text:span text:style-name="User_20_Entry">  </text:span>| rdng | kanj | kw | value<text:line-break/>------+------+------+----+-------<text:line-break/>20894 | 1<text:span text:style-name="User_20_Entry">    </text:span>| 1<text:span text:style-name="User_20_Entry">    </text:span>| 5<text:span text:style-name="User_20_Entry">  </text:span>| 16<text:line-break/>20894 | 1<text:span text:style-name="User_20_Entry">    </text:span>| 1<text:span text:style-name="User_20_Entry">    </text:span>| 7<text:span text:style-name="User_20_Entry">  </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Standard">So the data shown tells us that the kanji-1/reading-1 pair (堪能 / たんのう) has the frequency-of-use tags, “nf16” (5,16) and “news1” (7,1).</text:p>
      <text:p text:style-name="Standard">This entry has no dialect, source language, misc info, kinf info, etc, so a queries like the following will return 0 rows:</text:p>
      <text:p text:style-name="psql">select * from dial where entr=20894;<text:line-break/>entr | sens | ord | kw<text:line-break/>-----+------+-----+----<text:line-break/>(0 rows)</text:p>
      <text:list xml:id="list120008297543628" text:continue-numbering="true" text:style-name="Numbering_20_1">
        <text:list-item>
          <text:h text:style-name="P15" text:outline-level="1">Using SQL</text:h>
        </text:list-item>
      </text:list>
      <text:p text:style-name="Standard">This section describes how the table structures and relations previously discussed affect the SQL you write to find and extract data.</text:p>
      <text:list xml:id="list120008374271438" text:continue-numbering="true" text:style-name="Numbering_20_1">
        <text:list-item>
          <text:list>
            <text:list-item>
              <text:h text:style-name="P13" text:outline-level="2">Retrieving an Entry's Data</text:h>
            </text:list-item>
          </text:list>
        </text:list-item>
      </text:list>
      <text:p text:style-name="Standard">If you are writing SQL as part of an application, extraction of data is easy in most cases. <text:s/>That is because there is a library API that you can use that will extract all the data needed and construct an object representation of the entry in application code. <text:s/>In this case the library API will take care of the SQL for you, if you know the entries you want. <text:s/>In the JMdictDB code, the Python library module jdb.py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 assuming that the variables $id1 and $id2 contain the entry id numbers of two entries you are interested in:</text:p>
      <text:p text:style-name="psqlTiny">$dbh <text:s text:c="2"/>= DBI-&gt;connect("dbi:Pg:dbname=”jmdict”, PrintWarn=&gt;0, RaiseError=&gt;1)<text:line-break/>$dbh-&gt;{pg_enable_utf8} = 1;<text:line-break/>$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entr IN (?,?)”, [$id1,$id2]);<text:line-break/>$kinf <text:s/>= $sth-&gt;fetchall ();<text:line-break/>$sth <text:s text:c="2"/>= $dbh-&gt;execute (“SELECT * FROM kfreq WHERE entr IN (?,?)”, [$id1,$id2]);<text:line-break/>$kfreq = $sth-&gt;fetchall ();<text:line-break/>$sth <text:s text:c="2"/>= $dbh-&gt;execute (“SELECT * FROM rdng WHERE entr IN (?,?)”, [$id1,$id2]);<text:line-break/>$rdng <text:s/>= $sth-&gt;fetchall ();<text:line-break/>$sth <text:s text:c="2"/>= $dbh-&gt;execute (“SELECT * FROM sens WHERE entr IN (?,?)”, [$id1,$id2]);<text:line-break/>$sens <text:s/>= $sth-&gt;fetchall ();<text:line-break/>[...]</text:p>
      <text:p text:style-name="Standard">or in Python (using the Psycopg2 Postgresql adapter):</text:p>
      <text:p text:style-name="psqlTiny">dbh <text:s text:c="3"/>= conn = psycopg2.connect (database=”jmdict”)<text:line-break/>psycopg2.extensions.register_type(psycopg2.extensions.UNICODE)<text:line-break/>cursor = dbh.cursor()<text:line-break/>cursor.execute (“SELECT * FROM entr WHERE id IN (?,?)”, [id1,id2])<text:line-break/>entr <text:s text:c="2"/>= cursor.fetchall ()<text:line-break/>cursor.execute (“SELECT * FROM kanj WHERE entr IN (?,?)”, [id1,id2])<text:line-break/>kanj <text:s/>= cursor.fetchall ()<text:line-break/>cursor.execute (“SELECT * FROM kinf WHERE entr IN (?,?)”, [id1,id2])<text:line-break/>kinf <text:s/>= cursor.fetchall ()<text:line-break/>cursor.execute (“SELECT * FROM kfreq WHERE entr IN (?,?)”, [id1,id2])<text:line-break/>kfreq = cursor.fetchall ()<text:line-break/>cursor.execute (“SELECT * FROM rdng WHERE entr IN (?,?)”, [id1,id2])<text:line-break/>$dng <text:s/>= cursor.fetchall ()<text:line-break/>cursor.execute (“SELECT * FROM sens WHERE entr IN (?,?)”, [id1,id2])<text:line-break/>sens <text:s/>= cursor.fetchall ()<text:line-break/>[...]</text:p>
      <text:p text:style-name="Standard">Having gotten all the needed rows for the entries $id1 and $id2 in variables $entr, $kanj, etc., you can now use that data to build the objects representing the two entries.</text:p>
      <text:list xml:id="list120007425192814" text:continue-numbering="true" text:style-name="Numbering_20_1">
        <text:list-item>
          <text:list>
            <text:list-item>
              <text:h text:style-name="P13" text:outline-level="2"><text:soft-page-break/>Finding Entries</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lies between <text:span text:style-name="tblname">entr</text:span> and <text:span text:style-name="tblname">pos</text:span> in the table hierarchy.</text:p>
      <text:list xml:id="list120006374577564" text:continue-numbering="true" text:style-name="Numbering_20_1">
        <text:list-item>
          <text:list>
            <text:list-item>
              <text:h text:style-name="P13" text:outline-level="2">Views</text:h>
            </text:list-item>
          </text:list>
        </text:list-item>
      </text:list>
      <text:p text:style-name="Text_20_body">The scripts that build that database include mkviews.sql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text:soft-page-break/>flux to document yet, but will be included in a future version of this paper. <text:s/></text:p>
      <text:p text:style-name="Text_20_body">In the meantime, the comments in pg/mkviews.sql may be useful. </text:p>
      <text:p text:style-name="Standard"/>
      <text:list xml:id="list120007313744565" text:continue-numbering="true" text:style-name="Numbering_20_1">
        <text:list-item>
          <text:h text:style-name="P15" text:outline-level="1"><text:s/>Annotated Schema</text:h>
        </text:list-item>
      </text:list>
      <text:p text:style-name="Text_20_body">The Postgresql DDL statements below will create the tables described above. <text:s/>They are based on revision 1.29 (2007/09/09)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colname">seq</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colname">id</text:span><text:span text:style-name="Example"> value.<text:line-break/> <text:s text:c="3"/>src SMALLINT NOT NULL,<text:line-break/> <text:s text:c="5"/>-- Indicates where this entry came from (1=jmdict). <text:s/><text:line-break/> <text:s text:c="5"/>-- References </text:span><text:span text:style-name="tblname">kwsrc</text:span><text:span text:style-name="Example">.<text:line-break/> <text:s text:c="3"/>stat SMALLINT NOT NULL,<text:line-break/> <text:s text:c="5"/>-- References table </text:span><text:span text:style-name="tblname">kwstat</text:span><text:span text:style-name="Example"> and indicates the status of this<text:line-break/> <text:s text:c="5"/>-- entry. <text:s/>Typical values are "new”, “active”, “deleted”, <text:line-break/> <text:s text:c="5"/>-- "rejected”, etc.<text:line-break/>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colname">id</text:span><text:span text:style-name="Example"> column is *not* suitable for uses spanning either<text:line-break/> <text:s text:c="5"/>-- time or space.)<text:line-break/> <text:s text:c="3"/>dfrm INT,<text:line-break/> <text:s text:c="5"/>-- References another entry that was the edit source for <text:line-break/> <text:s text:c="5"/>-- this entry.<text:line-break/> <text:s text:c="3"/>unap BOOLEAN NOT NULL,<text:line-break/> <text:s text:c="5"/>-- If TRUE, this entry has not been approved by an editor.<text:line-break/> <text:s text:c="3"/>srcnote VARCHAR(255),<text:line-break/> <text:s text:c="5"/>-- Additional ad-hoc information about the source of this<text:line-break/> <text:s text:c="5"/>-- entry.<text:line-break/> <text:s text:c="3"/>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colname">entr.seq</text:span><text:span text:style-name="Example"> values. <text:s/>It is<text:line-break/> <text:s text:c="5"/>-- not </text:span><text:span text:style-name="colname">entr.seq</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Maps to the JMdict XML element<text:line-break/> <text:s text:c="5"/>-- &lt;re_ele&gt;.<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text:span><text:soft-page-break/><text:span text:style-name="Example"> <text:s text:c="5"/>-- The reading text. <text:s/>Should contain at least one kana <text:line-break/> <text:s text:c="5"/>-- character and should not contain any kanji characters.<text:line-break/> <text:s text:c="5"/>-- Maps to the JMdict XML element &lt;reb&gt;.<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colname">entr.id</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colname">entr.id</text:span><text:span text:style-name="Example"> to identify the entry this gloss belongs to.<text:line-break/> <text:s text:c="3"/>sens SMALLINT NOT NULL,<text:line-break/> <text:s text:c="5"/>-- FK to </text:span><text:span text:style-name="colname">sens.sens</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tblname">kwlang</text:span><text:span text:style-name="colname">.id</text:span><text:span text:style-name="Example">. <text:s/>Language of this gloss.<text:line-break/> <text:s text:c="3"/>ginf SMALLINT NOT NULL,<text:line-break/> <text:s text:c="5"/>-- FK to </text:span><text:span text:style-name="tblname">kwginf</text:span><text:span text:style-name="Example">.</text:span><text:span text:style-name="colname">id</text:span><text:span text:style-name="Example">. <text:s/>Type of gloss.<text:line-break/> <text:s text:c="3"/>txt VARCHAR(2048) NOT NULL,<text:line-break/> <text:s text:c="5"/>-- The gloss text.<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colname">entr.id</text:span><text:span text:style-name="Example">. <text:s/>Identifies the entry this cross-reference<text:line-break/> <text:s text:c="5"/>-- belongs to.<text:line-break/> <text:s text:c="3"/>sens SMALLINT NOT NULL,<text:line-break/> <text:s text:c="5"/>-- FK to </text:span><text:span text:style-name="colname">sens.id</text:span><text:span text:style-name="Example">. <text:s/>Identifies the sense this cross-reference<text:line-break/> <text:s text:c="5"/>-- belongs to.<text:line-break/> <text:s text:c="3"/>xref SMALLINT NOT NULL,<text:line-break/> <text:s text:c="5"/>-- Disambiguates and orders multiple xrefs in a sense.<text:line-break/> <text:s text:c="3"/>typ SMALLINT NOT NULL,<text:line-break/> <text:s text:c="5"/>-- FK to </text:span><text:span text:style-name="colname">kwxref.id</text:span><text:span text:style-name="Example">. <text:s/>Identifies the type of cross reference.<text:line-break/></text:span><text:soft-page-break/><text:span text:style-name="Example"> <text:s text:c="3"/>xentr INT NOT NULL,<text:line-break/> <text:s text:c="5"/>-- FK to </text:span><text:span text:style-name="colname">entr.id</text:span><text:span text:style-name="Example">. <text:s/>Identifies the entry this cross-reference<text:line-break/> <text:s text:c="5"/>-- points to.<text:line-break/> <text:s text:c="3"/>xsens SMALLINT NOT NULL,<text:line-break/> <text:s text:c="5"/>-- FK to </text:span><text:span text:style-name="colname">sens.id</text:span><text:span text:style-name="Example">. <text:s/>Identifies the sense this cross-reference<text:line-break/> <text:s text:c="5"/>-- points to.<text:line-break/> <text:s text:c="3"/>rdng SMALLINT,<text:line-break/> <text:s text:c="5"/>-- FK to </text:span><text:span text:style-name="colname">rdng.rdng</text:span><text:span text:style-name="Example">. <text:s/>Identifies the reading to use when displaying<text:line-break/> <text:s text:c="8"/>this cross-reference.<text:line-break/> <text:s text:c="3"/>kanj SMALLINT,<text:line-break/> <text:s text:c="5"/>-- FK to </text:span><text:span text:style-name="colname">kanj.kanj</text:span><text:span text:style-name="Example">. <text:s/>Identifies the kanji to use when displaying<text:line-break/> <text:s text:c="8"/>this cross-reference.<text:line-break/> <text:s text:c="3"/>notes TEXT,<text:line-break/> <text:s text:c="5"/>-- Additional textual information pertaining to this cross-<text:line-break/> <text:s text:c="5"/>-- reference for display to user.<text:line-break/> <text:s text:c="3"/>PRIMARY KEY (entr,sens,xref));</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entr INT NOT NULL,<text:line-break/> <text:s text:c="5"/>-- FK to </text:span><text:span text:style-name="colname">entr.id</text:span><text:span text:style-name="Example">. <text:s/>Identifies the entry this history record<text:line-break/> <text:s text:c="5"/>-- belongs to.<text:line-break/> <text:s text:c="3"/>hist SMALLINT NOT NULL,<text:line-break/> <text:s text:c="5"/>-- Disambiguates and orders multiple hist records with an entry.<text:line-break/> <text:s text:c="3"/>stat SMALLINT NOT NULL,<text:line-break/> <text:s text:c="5"/>-- FK to </text:span><text:span text:style-name="colname">kwstat.id</text:span><text:span text:style-name="Example">. <text:s/>Status of entry after the change this<text:line-break/> <text:s text:c="5"/>-- record documents was made.<text:line-break/> <text:s text:c="3"/>unap BOOLEAN NOT NULL DEFAULT TRUE,<text:line-break/> <text:s text:c="5"/>-- Approval status of entry after this change was made.<text:line-break/> <text:s text:c="3"/>dt TIMESTAMP NOT NULL DEFAULT NOW(),<text:line-break/> <text:s text:c="5"/>-- Date and time changes were made.<text:line-break/> <text:s text:c="3"/>userid VARCHAR(20),<text:line-break/> <text:s text:c="5"/>-- If user making change was a logged in editor, this is that <text:line-break/> <text:s text:c="5"/>-- editor's authenticated userid.<text:line-break/> <text:s text:c="3"/>name VARCHAR(250),<text:line-break/> <text:s text:c="5"/>-- Unauthenticated name of user who made the changes.<text:line-break/> <text:s text:c="3"/>email VARCHAR(250),<text:line-break/> <text:s text:c="5"/>-- Unauthenticated email address of user who made the changes.<text:line-break/> <text:s text:c="3"/>diff TEXT,<text:line-break/> <text:s text:c="5"/>-- Text string that documents the difference between the original<text:line-break/> <text:s text:c="5"/>-- and changed entries.<text:line-break/> <text:s text:c="3"/>Refs TEXT,<text:line-break/> <text:s text:c="5"/>-- Verifiable public references supporting this change.<text:line-break/> <text:s text:c="3"/>notes TEXT<text:line-break/> <text:s text:c="5"/>-- Additional textual information pertaining to this change.<text:line-break/> <text:s text:c="5"/>);<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 <text:line-break/> <text:s text:c="3"/>sens SMALLINT NOT NULL, <text:line-break/> <text:s text:c="3"/>ord SMALLINT NOT NULL,<text:line-break/> <text:s text:c="3"/>typ SMALLINT NOT NULL, <text:line-break/> <text:s text:c="3"/>rtxt VARCHAR(250),<text:line-break/> <text:s text:c="3"/>ktxt VARCHAR(250),<text:line-break/> <text:s text:c="3"/>tsens SMALLINT, <text:line-break/> <text:s text:c="3"/>notes VARCHAR(250),<text:line-break/> <text:s text:c="3"/>prio BOOLEAN DEFAULT FALSE, <text:line-break/><text:line-break/>CREATE TABLE freq (<text:line-break/></text:span><text:soft-page-break/><text:span text:style-name="Example"> <text:s text:c="5"/>-- Contains frequency-of-use items from the JMdict XML &lt;ke_pri&gt;<text:line-break/> <text:s text:c="5"/>-- &lt;re_pri&gt; elements, and other sources.<text:line-break/> <text:s text:c="3"/>entr INT NOT NULL,<text:line-break/> <text:s text:c="5"/>-- FK to </text:span><text:span text:style-name="colname">entr.id</text:span><text:span text:style-name="Example">. <text:s/>Identifies the entry this datum is associated<text:line-break/> <text:s text:c="5"/>-- with.<text:line-break/> <text:s text:c="3"/>rdng SMALLINT NULL,<text:line-break/> <text:s text:c="5"/>-- FK to </text:span><text:span text:style-name="colname">rdng.rdng</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colname">kanj.kanj</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colname">kwfreq.id</text:span><text:span text:style-name="Example">. <text:s/>Identifies the FoU scale in table </text:span><text:span text:style-name="tblname">kwfreq</text:span><text:span text:style-name="Example">.<text:line-break/> <text:s text:c="3"/>value INT,<text:line-break/> <text:s text:c="5"/>-- The value of the datum on the scale identified by </text:span><text:span text:style-name="colname">kw</text:span><text:span text:style-name="Example">.<text:line-break/> <text:s text:c="3"/>UNIQUE (entr,rdng,kanj,kw),<text:line-break/> <text:s text:c="3"/>CHECK (rdng NOTNULL OR kanj NOTNULL));<text:line-break/><text:line-break/>CREATE TABLE dial (<text:line-break/> <text:s text:c="5"/>-- Provides lists of dialects for senses. <text:s/>This information<text:line-break/> <text:s text:c="5"/>-- corresponds to the JMdict XML &lt;dial&gt; element.<text:line-break/> <text:s text:c="3"/>entr INT NOT NULL,<text:line-break/> <text:s text:c="5"/>-- FK to </text:span><text:span text:style-name="colname">entr.id</text:span><text:span text:style-name="Example">. <text:s/>Identifies entry that dialect applies to.<text:line-break/> <text:s text:c="3"/>sens SMALLINT NOT NULL,<text:line-break/> <text:s text:c="5"/>-- FK to </text:span><text:span text:style-name="colname">sens.sens</text:span><text:span text:style-name="Example">. <text:s/>Identifies the sense that field applies to.<text:line-break/> <text:s text:c="3"/>ord SMALLINT NOT NULL,<text:line-break/> <text:s text:c="5"/>-- Maintains order of keywords.<text:line-break/> <text:s text:c="3"/>kw SMALLINT NOT NULL,<text:line-break/> <text:s text:c="5"/>-- FK to </text:span><text:span text:style-name="colname">kwdial.id</text:span><text:span text:style-name="Example">. <text:s/>Identifies the dialect keyword.<text:line-break/> <text:s text:c="3"/>PRIMARY KEY (entr,sens,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colname">entr.id</text:span><text:span text:style-name="Example">. <text:s/>Identifies entry that field applies to.<text:line-break/> <text:s text:c="3"/>sens SMALLINT NOT NULL,<text:line-break/> <text:s text:c="5"/>-- FK to </text:span><text:span text:style-name="colname">sens.sens</text:span><text:span text:style-name="Example">. <text:s/>Identifies the sense that field applies to.<text:line-break/> <text:s text:c="3"/>ord SMALLINT NOT NULL,<text:line-break/> <text:s text:c="5"/>-- Maintains order of keywords.<text:line-break/> <text:s text:c="3"/>kw SMALLINT NOT NULL,<text:line-break/> <text:s text:c="5"/>-- FK to </text:span><text:span text:style-name="colname">kwfld.id</text:span><text:span text:style-name="Example">. <text:s/>Identifies the field keyword.<text:line-break/> <text:s text:c="3"/>PRIMARY KEY (entr,sens,kw));<text:line-break/><text:line-break/>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colname">entr.id</text:span><text:span text:style-name="Example">. <text:s/>Identifies entry that the kinf tag applies to.<text:line-break/> <text:s text:c="3"/>kanj SMALLINT NOT NULL,<text:line-break/> <text:s text:c="5"/>-- FK to </text:span><text:span text:style-name="colname">kanj.kanj</text:span><text:span text:style-name="Example">. <text:s/>Identifies the kanji item that kinf tag<text:line-break/> <text:s text:c="5"/>-- applies to.<text:line-break/> <text:s text:c="3"/>ord SMALLINT NOT NULL,<text:line-break/> <text:s text:c="5"/>-- Maintains order of keywords.<text:line-break/> <text:s text:c="3"/>kw SMALLINT NOT NULL,<text:line-break/> <text:s text:c="5"/>-- FK to </text:span><text:span text:style-name="colname">kwkinf.id</text:span><text:span text:style-name="Example">. <text:s/>Identifies the kanji info keyword.<text:line-break/> <text:s text:c="3"/>PRIMARY KEY (entr,kanj,kw));<text:line-break/><text:line-break/>CREATE TABLE lsrc (<text:line-break/> <text:s text:c="5"/>-- Provides the foreign language word and language for each<text:line-break/> <text:s text:c="5"/>-- sense for imported words. <text:s/>This information corresponds to<text:line-break/> <text:s text:c="5"/>-- the JMdict XML &lt;lsource&gt; element.<text:line-break/></text:span><text:soft-page-break/><text:span text:style-name="Example"> <text:s text:c="3"/>entr INT NOT NULL,<text:line-break/> <text:s text:c="5"/>-- FK to </text:span><text:span text:style-name="colname">entr.id</text:span><text:span text:style-name="Example">. <text:s/>Identifies entry that field applies to.<text:line-break/> <text:s text:c="3"/>sens SMALLINT NOT NULL,<text:line-break/> <text:s text:c="5"/>-- FK to </text:span><text:span text:style-name="colname">enrt.sens</text:span><text:span text:style-name="Example">. <text:s/>Identifies the sens item that lsrc tag<text:line-break/> <text:s text:c="5"/>-- applies to.<text:line-break/> <text:s text:c="3"/>ord SMALLINT NOT NULL,<text:line-break/> <text:s text:c="5"/>-- Maintains order of keywords.<text:line-break/> <text:s text:c="3"/>lang SMALLINT NOT NULL,<text:line-break/> <text:s text:c="5"/>-- FK to </text:span><text:span text:style-name="colname">kwlang.id</text:span><text:span text:style-name="Example">. <text:s/>Identifies the language keyword.<text:line-break/> <text:s text:c="3"/>txt VARCHAR(250)<text:line-break/> <text:s text:c="5"/>-- The word in language 'lang' from which this word sense <text:line-break/> <text:s text:c="5"/>-- was derived.<text:line-break/> <text:s text:c="3"/>part BOOLEAN,<text:line-break/> <text:s text:c="5"/>-- When FALSE, indicates the entire Japanese word/sense was<text:line-break/> <text:s text:c="5"/>-- derived from this source word. <text:s/>When TRUE, only a part of<text:line-break/> <text:s text:c="5"/>-- the Japanese word was derived from the source word.<text:line-break/> <text:s text:c="3"/>wasei BOOLEAN,<text:line-break/> <text:s text:c="5"/>-- When FALSE, this source word or phrase is a valid word<text:line-break/> <text:s text:c="5"/>-- or phrase with currency in its language. <text:s/>When TRUE, this<text:line-break/> <text:s text:c="5"/>-- source word does not have currency in its language. <text:line-break/> <text:s text:c="3"/>PRIMARY KEY (entr,sens,kw,txt));<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colname">entr.id</text:span><text:span text:style-name="Example">. <text:s/>Identifies entry that misc tag applies to.<text:line-break/> <text:s text:c="3"/>sens SMALLINT NOT NULL,<text:line-break/> <text:s text:c="5"/>-- FK to </text:span><text:span text:style-name="colname">sens.sens</text:span><text:span text:style-name="Example">. <text:s/>Identifies the sense that misc tag applies to.<text:line-break/> <text:s text:c="3"/>ord SMALLINT NOT NULL,<text:line-break/> <text:s text:c="5"/>-- Maintains order of keywords.<text:line-break/> <text:s text:c="3"/>kw SMALLINT NOT NULL,<text:line-break/> <text:s text:c="4"/>-- FK to </text:span><text:span text:style-name="colname">kwmisc.id</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 <text:s text:c="5"/>-- FK to </text:span><text:span text:style-name="colname">entr.id</text:span><text:span text:style-name="Example">. <text:s/>Identifies entry that pos tag applies to.<text:line-break/> <text:s text:c="3"/>sens SMALLINT NOT NULL,<text:line-break/> <text:s text:c="5"/>-- FK to </text:span><text:span text:style-name="colname">sens.sens</text:span><text:span text:style-name="Example">. <text:s/>Identifies the sense that pos tag applies to.<text:line-break/> <text:s text:c="3"/>ord SMALLINT NOT NULL,<text:line-break/> <text:s text:c="5"/>-- Maintains order of keywords.<text:line-break/> <text:s text:c="3"/>kw SMALLINT <text:s/>NOT NULL,<text:line-break/> <text:s text:c="4"/>-- FK to </text:span><text:span text:style-name="colname">kwpos.id</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colname">entr.id</text:span><text:span text:style-name="Example">. <text:s/>Identifies entry that the rinf tag applies to.<text:line-break/> <text:s text:c="3"/>rdng SMALLINT NOT NULL,<text:line-break/> <text:s text:c="5"/>-- FK to </text:span><text:span text:style-name="colname">rdng.rdng</text:span><text:span text:style-name="Example">. <text:s/>Identifies the reading item that rinf tag<text:line-break/> <text:s text:c="5"/>-- applies to.<text:line-break/> <text:s text:c="3"/>ord SMALLINT NOT NULL,<text:line-break/> <text:s text:c="5"/>-- Maintains order of keywords.<text:line-break/> <text:s text:c="3"/>kw SMALLINT NOT NULL,<text:line-break/> <text:s text:c="5"/>-- FK to </text:span><text:span text:style-name="colname">kwrinf.id</text:span><text:span text:style-name="Example">. <text:s/>Identifies the reading info keyword.<text:line-break/> <text:s text:c="3"/>PRIMARY KEY (entr,rdng,kw));<text:line-break/><text:line-break/></text:span><text:soft-page-break/><text:span text:style-name="Example"><text:line-break/><text:line-break/>CREATE TABLE restr (<text:line-break/> <text:s text:c="5"/>-- Lists invalid pairs of reading and kanji elements.<text:line-break/> <text:s text:c="5"/>-- Note that this is the inverse of the representation in JMdict<text:line-break/> <text:s text:c="5"/>-- XML file where &lt;restr&gt; elements list the _valid_ pairs.<text:line-break/> <text:s text:c="3"/>entr INT NOT NULL,<text:line-break/> <text:s text:c="5"/>-- FK to </text:span><text:span text:style-name="colname">entr.id</text:span><text:span text:style-name="Example">. <text:s/>Identifies entry that the restriction applies to.<text:line-break/> <text:s text:c="3"/>rdng SMALLINT NOT NULL,<text:line-break/> <text:s text:c="5"/>-- FK to </text:span><text:span text:style-name="colname">rdng.rdng</text:span><text:span text:style-name="Example">. <text:s/>Identifies the reading within the entry that <text:line-break/> <text:s text:c="5"/>-- the restriction applies to.<text:line-break/> <text:s text:c="3"/>kanj SMALLINT NOT NULL,<text:line-break/> <text:s text:c="5"/>-- FK to </text:span><text:span text:style-name="colname">kanj.kanj</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XML file where &lt;stagr&gt; elements list the _valid_ pairs.<text:line-break/> <text:s text:c="3"/>entr INT NOT NULL,<text:line-break/> <text:s text:c="5"/>-- FK to </text:span><text:span text:style-name="colname">entr.id</text:span><text:span text:style-name="Example">. <text:s/>Identifies entry that the restriction applies to.<text:line-break/> <text:s text:c="3"/>sens SMALLINT NOT NULL,<text:line-break/> <text:s text:c="5"/>-- FK to </text:span><text:span text:style-name="colname">sens.sens</text:span><text:span text:style-name="Example">. <text:s/>Identifies the sense within the entry that <text:line-break/> <text:s text:c="5"/>-- the restriction applies to.<text:line-break/> <text:s text:c="2"/>rdng SMALLINT NOT NULL,<text:line-break/> <text:s text:c="5"/>-- FK to </text:span><text:span text:style-name="colname">rdng.rdng</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colname">entr.id</text:span><text:span text:style-name="Example">. <text:s/>Identifies entry that the restriction applies to.<text:line-break/> <text:s text:c="3"/>sens SMALLINT NOT NULL,<text:line-break/> <text:s text:c="5"/>-- FK to </text:span><text:span text:style-name="colname">sens.sens</text:span><text:span text:style-name="Example">. <text:s/>Identifies the sense within the entry that <text:s/><text:line-break/> <text:s text:c="5"/>-- the restriction applies to.<text:line-break/> <text:s text:c="3"/>kanj SMALLINT NOT NULL,<text:line-break/> <text:s text:c="5"/>-- FK to </text:span><text:span text:style-name="colname">kanj.kanj</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text:span><text:soft-page-break/><text:span text:style-name="Example">CREATE TABLE kwfld (<text:line-break/> <text:s text:c="3"/>id SMALLINT PRIMARY KEY,<text:line-break/> <text:s text:c="3"/>kw VARCHAR(20) NOT NULL UNIQUE,<text:line-break/> <text:s text:c="3"/>descr VARCHAR(255));<text:line-break/><text:line-break/>CREATE TABLE kwginf (<text:line-break/> <text:s text:c="3"/>id SMALLINT PRIMARY KEY,<text:line-break/> <text:s text:c="3"/>kw VARCHAR(20) NOT NULL UNIQUE,<text:line-break/> <text:s text:c="3"/>descr VARCHAR(255));<text:line-break/><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line-break/>CREATE TABLE kwsrc ( <text:s text:c="17"/>-- Entry corpora<text:line-break/> <text:s text:c="3"/>id SMALLINT PRIMARY KEY,<text:line-break/> <text:s text:c="3"/>kw VARCHAR(20) NOT NULL UNIQUE,<text:line-break/> <text:s text:c="3"/>descr VARCHAR(255),<text:line-break/> <text:s text:c="3"/>dt DATE,<text:line-break/> <text:s text:c="5"/>-- Date associated with this corpus.<text:line-break/> <text:s text:c="3"/>notes VARCHAR(255),</text:span></text:p>
      <text:p text:style-name="Text_20_body"><text:span text:style-name="Example"><text:s text:c="4"/>-- The following four attributes are used read by a trigger on<text:line-break/> <text:s text:c="3"/>-- on the kwsrc table and used to automatically create a Postgresql<text:line-break/> <text:s text:c="3"/>-- sequence when a new row (corpus) is inserted in kwsrc. <text:s/>That<text:line-break/> <text:s text:c="3"/>-- sequence will be used to create corpus-specific entr.seq numbers<text:line-break/> <text:s text:c="3"/>-- when entries of this corpus are inserted in table entr. <text:line-break/> <text:s text:c="3"/>-- The values are only used when a row in inserted in kwsrc;<text:line-break/> <text:s text:c="3"/>-- changing them later will have no effect on the (already created)<text:line-break/> <text:s text:c="3"/>-- sequence. <text:line-break/> <text:s text:c="3"/>seq VARCHAR(20) NOT NULL,<text:line-break/> <text:s text:c="5"/>-- Name (sans leading “seq_”) of the Postgresql sequence.<text:line-break/> <text:s text:c="3"/>sinc SMALINT,<text:line-break/> <text:s text:c="5"/>-- Increment value of the sequence.<text:line-break/> <text:s text:c="3"/>smin BIGINT,<text:line-break/> <text:s text:c="5"/>-- Starting value of the sequence.<text:line-break/> <text:s text:c="3"/>smax BIGINT,<text:line-break/> <text:s text:c="5"/>-- Maximum value of the sequence.<text:line-break/></text:span><text:soft-page-break/><text:span text:style-name="Example"> <text:s text:c="3"/>srct SMALLINT NOT NULL);<text:line-break/> <text:s text:c="5"/>-- FK to </text:span><text:span text:style-name="colname">kwsrct.id</text:span><text:span text:style-name="Example">. <text:s/>Identifies this corpus being of the<text:line-break/> <text:s text:c="5"/>-- given source type where all entries of the same source<text:line-break/> <text:s text:c="5"/>-- share certain common requirements for display and editing.<text:line-break/><text:line-break/>CREATE TABLE kwsrct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loext:contextual-spacing="false" fo:text-indent="0in" style:auto-text-indent="false"/>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fo:font-size="14pt" style:font-size-asian="14pt" style:font-size-complex="14pt"/>
    </style:style>
    <style:style style:name="Heading_20_1" style:display-name="Heading 1" style:family="paragraph" style:parent-style-name="Heading" style:next-style-name="Text_20_body" style:default-outline-level="1" style:class="text" style:master-page-name="">
      <style:paragraph-properties fo:margin-top="0.1701in" fo:margin-bottom="0.0799in" loext:contextual-spacing="false" style:page-number="auto"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799in" loext:contextual-spacing="false"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List_20_1_20_Start" style:display-name="List 1 Start" style:family="paragraph" style:parent-style-name="List" style:class="list">
      <style:paragraph-properties fo:margin-left="0.25in" fo:margin-right="0in" fo:margin-top="0.1665in" fo:margin-bottom="0.0835in" loext: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2in" fo:margin-right="0in" fo:text-indent="-0.2in"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DejaVu LGC Sans Mono" style:font-family-asian="'DejaVu LGC Sans Mono'"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style:paragraph-properties fo:margin-left="0in" fo:margin-right="0in" fo:margin-top="0in" fo:margin-bottom="0.2in" loext:contextual-spacing="false" fo:keep-together="always" fo:orphans="0" fo:widows="0" fo:text-indent="0in" style:auto-text-indent="false" style:page-number="auto" fo:background-color="#e6e6ff" fo:padding="0.0201in" fo:border="0.06pt solid #000000" style:shadow="none" fo:keep-with-next="always">
        <style:tab-stops/>
        <style:background-image/>
      </style:paragraph-properties>
      <style:text-properties style:font-name="Courier New" fo:font-family="'Courier New'" style:font-family-generic="modern" style:font-pitch="fixed" fo:font-size="9pt" style:font-name-asian="Courier New" style:font-family-asian="'Courier New'" style:font-family-generic-asian="modern" style:font-pitch-asian="fixed" style:font-size-asian="9pt" style:font-size-complex="9pt"/>
    </style:style>
    <style:style style:name="psqlTiny" style:family="paragraph" style:parent-style-name="psql" style:class="text">
      <style:text-properties fo:font-size="8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807in" style:type="right" style:leader-style="dotted" style:leader-text="."/>
        </style:tab-stops>
      </style:paragraph-properties>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family="'Courier New'" style:font-family-generic="modern" style:font-pitch="fixed" fo:font-size="9pt" style:font-name-asian="DejaVu LGC Sans Mono" style:font-family-asian="'DejaVu LGC Sans Mono'"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Teletype" style:family="text">
      <style:text-properties style:font-name="Courier New" fo:font-family="'Courier New'" style:font-family-generic="modern" style:font-pitch="fixed" style:font-name-asian="DejaVu LGC Sans Mono" style:font-family-asian="'DejaVu LGC Sans Mono'" style:font-family-generic-asian="modern" style:font-pitch-asian="fixed" style:font-name-complex="Courier New" style:font-family-complex="'Courier New'" style:font-family-generic-complex="modern" style:font-pitch-complex="fixed"/>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space-before="0.0008in" text:min-label-distance="0.2in"/>
      </text:list-level-style-number>
      <text:list-level-style-number text:level="2" text:style-name="Numbering_20_Symbols" style:num-suffix="." style:num-format="1" text:display-levels="2">
        <style:list-level-properties text:space-before="0.198in" text:min-label-distance="0.2in"/>
      </text:list-level-style-number>
      <text:list-level-style-number text:level="3" text:style-name="Numbering_20_Symbols" style:num-suffix="." style:num-format="1" text:display-levels="3">
        <style:list-level-properties text:space-before="0.3937in" text:min-label-distance="0.2in"/>
      </text:list-level-style-number>
      <text:list-level-style-number text:level="4" text:style-name="Numbering_20_Symbols" style:num-suffix="." style:num-format="1" text:display-levels="4">
        <style:list-level-properties text:space-before="0.5909in" text:min-label-distance="0.2in"/>
      </text:list-level-style-number>
      <text:list-level-style-number text:level="5" text:style-name="Numbering_20_Symbols" style:num-suffix="." style:num-format="1" text:display-levels="5">
        <style:list-level-properties text:space-before="0.7874in" text:min-label-distance="0.2in"/>
      </text:list-level-style-number>
      <text:list-level-style-number text:level="6" text:style-name="Numbering_20_Symbols" style:num-suffix="." style:num-format="1" text:display-levels="6">
        <style:list-level-properties text:space-before="0.9846in" text:min-label-distance="0.2in"/>
      </text:list-level-style-number>
      <text:list-level-style-number text:level="7" text:style-name="Numbering_20_Symbols" style:num-suffix="." style:num-format="1" text:display-levels="7">
        <style:list-level-properties text:space-before="1.1811in" text:min-label-distance="0.2in"/>
      </text:list-level-style-number>
      <text:list-level-style-number text:level="8" text:style-name="Numbering_20_Symbols" style:num-suffix="." style:num-format="1" text:display-levels="8">
        <style:list-level-properties text:space-before="1.3783in" text:min-label-distance="0.2in"/>
      </text:list-level-style-number>
      <text:list-level-style-number text:level="9" text:style-name="Numbering_20_Symbols" style:num-suffix="." style:num-format="1" text:display-levels="9">
        <style:list-level-properties text:space-before="1.5752in" text:min-label-distance="0.2in"/>
      </text:list-level-style-number>
      <text:list-level-style-number text:level="10" text:style-name="Numbering_20_Symbols"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style style:name="Table2" style:family="table">
      <style:table-properties style:width="5.7701in" table:align="margins"/>
    </style:style>
    <style:style style:name="Table2.A" style:family="table-column">
      <style:table-column-properties style:column-width="2.8618in" style:rel-column-width="32507*"/>
    </style:style>
    <style:style style:name="Table2.B" style:family="table-column">
      <style:table-column-properties style:column-width="0.9847in" style:rel-column-width="11182*"/>
    </style:style>
    <style:style style:name="Table2.C" style:family="table-column">
      <style:table-column-properties style:column-width="1.9236in" style:rel-column-width="21846*"/>
    </style:style>
    <style:style style:name="Table2.A1" style:family="table-cell">
      <style:table-cell-properties fo:padding="0.0382in" fo:border="none"/>
    </style:style>
    <style:style style:name="MP1" style:family="paragraph" style:parent-style-name="Table_20_Contents">
      <style:text-properties fo:font-size="8pt" style:font-size-asian="8pt" style:font-size-complex="8pt"/>
    </style:style>
    <style:style style:name="MP2"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8.2701in" fo:page-height="11.6902in" style:num-format="1" style:print-orientation="portrait" fo:margin-top="1in" fo:margin-bottom="0.5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column table:style-name="Table2.C"/>
          <table:table-row>
            <table:table-cell table:style-name="Table2.A1" office:value-type="string">
              <text:p text:style-name="MP1">Stuart McGraw, 2008-11-10</text:p>
            </table:table-cell>
            <table:table-cell table:style-name="Table2.A1" office:value-type="string">
              <text:p text:style-name="MP1"/>
            </table:table-cell>
            <table:table-cell table:style-name="Table2.A1" office:value-type="string">
              <text:p text:style-name="MP2">Page <text:page-number text:select-page="current">24</text:page-number> of <text:page-count>25</text:page-count></text:p>
            </table:table-cell>
          </table:table-row>
        </table:table>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Linux_X86_64 LibreOffice_project/430$Build-2</meta:generator>
    <meta:creation-date>2002-07-15T12:38:53</meta:creation-date>
    <dc:date>2015-05-06T12:00:06.194992801</dc:date>
    <meta:editing-cycles>77</meta:editing-cycles>
    <meta:editing-duration>P4DT5H26M47S</meta:editing-duration>
    <meta:document-statistic meta:table-count="2" meta:image-count="0" meta:object-count="0" meta:page-count="25" meta:paragraph-count="232" meta:word-count="8680" meta:character-count="53397" meta:non-whitespace-character-count="42462"/>
    <meta:user-defined meta:name="Info 1"/>
    <meta:user-defined meta:name="Info 2"/>
    <meta:user-defined meta:name="Info 3"/>
    <meta:user-defined meta:name="Info 4"/>
  </office:meta>
</office:document-meta>
</file>